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Envelope">
      <style:paragraph-properties style:page-number="auto"/>
    </style:style>
    <style:style style:name="T1" style:family="text">
      <style:text-properties style:font-name="Andale Mono"/>
    </style:style>
    <style:style style:name="T2" style:family="text">
      <style:text-properties style:font-name="Andale Mono"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ragraph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Sender" text:anchor-type="page" text:anchor-page-number="1" svg:x="2cm" svg:y="3.256cm" svg:width="5.999cm" draw:z-index="0">
        <draw:text-box fo:min-height="0cm">
          <text:p text:style-name="Sender"><text:span text:style-name="T2"><text:database-display text:table-name="Sheet1" text:table-type="table" text:column-name="category" text:database-name="parts">&lt;category&gt;</text:database-display></text:span><text:span text:style-name="T2"><text:line-break/></text:span><text:span text:style-name="T2"><text:database-display text:table-name="Sheet1" text:table-type="table" text:column-name="Description_1" text:database-name="parts">&lt;Description_1&gt;</text:database-display></text:span><text:span text:style-name="T2"><text:line-break/></text:span><text:span text:style-name="T2"><text:database-display text:table-name="Sheet1" text:table-type="table" text:column-name="Description_2" text:database-name="parts">&lt;Description_2&gt;</text:database-display></text:span><text:span text:style-name="T2"><text:line-break/></text:span><text:line-break/></text:p>
        </draw:text-box>
      </draw:frame>
      <draw:frame draw:style-name="fr2" draw:name="Addressee" text:anchor-type="page" text:anchor-page-number="1" svg:x="7.999cm" svg:y="10.5cm" svg:width="13.002cm" draw:z-index="1">
        <draw:text-box fo:min-height="0cm">
          <text:p text:style-name="Addressee"/>
        </draw:text-box>
      </draw:fram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16cm" style:num-format="" style:print-orientation="landscape" fo:margin-top="5.001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2:57:23.119000000</meta:creation-date>
    <dc:date>2017-09-21T13:07:10.978000000</dc:date>
    <meta:editing-duration>PT11M10S</meta:editing-duration>
    <meta:editing-cycles>1</meta:editing-cycles>
    <meta:document-statistic meta:table-count="0" meta:image-count="0" meta:object-count="0" meta:page-count="1" meta:paragraph-count="1" meta:word-count="3" meta:character-count="44" meta:non-whitespace-character-count="40"/>
    <meta:generator>LibreOffice/5.2.0.4$Windows_X86_64 LibreOffice_project/066b007f5ebcc236395c7d282ba488bca6720265</meta:generator>
  </office:meta>
</office:document-meta>
</file>